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208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2591in"/>
    </style:style>
    <style:style style:name="co20" style:family="table-column">
      <style:table-column-properties fo:break-before="auto" style:column-width="1.4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362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5409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9311in"/>
    </style:style>
    <style:style style:name="co26" style:family="table-column">
      <style:table-column-properties fo:break-before="auto" style:column-width="2.5492in"/>
    </style:style>
    <style:style style:name="co27" style:family="table-column">
      <style:table-column-properties fo:break-before="auto" style:column-width="1.1201in"/>
    </style:style>
    <style:style style:name="ro14" style:family="table-row">
      <style:table-row-properties style:row-height="0.6736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45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0.5693in" fo:break-before="auto" style:use-optimal-row-height="fals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9327in" fo:break-before="auto" style:use-optimal-row-height="false"/>
    </style:style>
    <style:style style:name="ro31" style:family="table-row">
      <style:table-row-properties style:row-height="0.8189in" fo:break-before="auto" style:use-optimal-row-height="false"/>
    </style:style>
    <style:style style:name="ro32" style:family="table-row">
      <style:table-row-properties style:row-height="0.798in" fo:break-before="auto" style:use-optimal-row-height="true"/>
    </style:style>
    <style:style style:name="ro33" style:family="table-row">
      <style:table-row-properties style:row-height="0.6937in" fo:break-before="auto" style:use-optimal-row-height="false"/>
    </style:style>
    <style:style style:name="ro34" style:family="table-row">
      <style:table-row-properties style:row-height="0.6425in" fo:break-before="auto" style:use-optimal-row-height="false"/>
    </style:style>
    <style:style style:name="ro35" style:family="table-row">
      <style:table-row-properties style:row-height="0.9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5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1" style:family="table-cell" style:parent-style-name="Default">
      <style:text-properties fo:color="#000000" style:font-name="Arial" fo:font-size="10pt" fo:font-weight="bold"/>
    </style:style>
    <style:style style:name="ce72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3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6" style:family="table-cell" style:parent-style-name="Default">
      <style:text-properties style:font-name="Arial" fo:font-size="10pt" fo:font-weight="bold" style:font-name-asian="Tahoma"/>
    </style:style>
    <style:style style:name="ce7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8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8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4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ext-properties fo:color="#000000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5" style:family="table-cell" style:parent-style-name="Default">
      <style:table-cell-properties fo:background-color="transparent"/>
      <style:text-properties style:font-name="Arial" fo:font-size="10pt"/>
    </style:style>
    <style:style style:name="ce17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2">
          <table:table-cell table:style-name="ce4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2" table:number-columns-repeated="2"/>
          <table:table-cell table:style-name="ce48"/>
          <table:table-cell table:style-name="ce48" table:number-columns-spanned="3" table:number-rows-spanned="1"/>
          <table:covered-table-cell table:style-name="ce48"/>
          <table:covered-table-cell table:style-name="ce48"/>
          <table:table-cell table:style-name="ce48" table:number-columns-repeated="248"/>
          <table:table-cell/>
        </table:table-row>
        <table:table-row table:style-name="ro12" table:number-rows-repeated="3">
          <table:table-cell table:style-name="ce49"/>
          <table:table-cell table:number-columns-repeated="2"/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7">
          <table:table-cell table:style-name="ce49"/>
          <table:table-cell table:number-columns-repeated="2"/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19">
          <table:table-cell table:style-name="ce49"/>
          <table:table-cell table:style-name="ce53" office:value-type="string" table:number-columns-spanned="2" table:number-rows-spanned="1">
            <text:p>Iphone User Stories Test Definition</text:p>
          </table:table-cell>
          <table:covered-table-cell table:style-name="ce49"/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12">
          <table:table-cell table:style-name="ce49"/>
          <table:table-cell table:style-name="ce54" office:value-type="string">
            <text:p>Version:</text:p>
          </table:table-cell>
          <table:table-cell table:style-name="ce91" office:value-type="float" office:value="2">
            <text:p>2.0</text:p>
          </table:table-cell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12">
          <table:table-cell table:style-name="ce49"/>
          <table:table-cell table:style-name="ce54" office:value-type="string">
            <text:p>Issue date:</text:p>
          </table:table-cell>
          <table:table-cell table:style-name="ce92"/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12">
          <table:table-cell table:style-name="ce49"/>
          <table:table-cell table:style-name="ce54" office:value-type="string">
            <text:p>Total Cases:</text:p>
          </table:table-cell>
          <table:table-cell table:style-name="ce93" table:formula="of:=[Summary_Report.F8]" office:value-type="float" office:value="4">
            <text:p>4</text:p>
          </table:table-cell>
          <table:table-cell table:style-name="ce98"/>
          <table:table-cell table:style-name="ce49" table:number-columns-repeated="2"/>
          <table:table-cell table:style-name="ce48" table:number-columns-repeated="249"/>
          <table:table-cell/>
        </table:table-row>
        <table:table-row table:style-name="ro20">
          <table:table-cell table:style-name="ce50"/>
          <table:table-cell table:style-name="ce84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0" table:number-columns-repeated="248"/>
          <table:table-cell/>
        </table:table-row>
        <table:table-row table:style-name="ro12" table:number-rows-repeated="2">
          <table:table-cell table:style-name="ce50"/>
          <table:table-cell table:number-columns-repeated="6"/>
          <table:table-cell table:style-name="ce50" table:number-columns-repeated="248"/>
          <table:table-cell/>
        </table:table-row>
        <table:table-row table:style-name="ro22">
          <table:table-cell table:style-name="ce51"/>
          <table:table-cell table:style-name="ce85" office:value-type="string">
            <text:p>Record of change:</text:p>
          </table:table-cell>
          <table:table-cell table:style-name="ce48" table:number-columns-repeated="5"/>
          <table:table-cell table:style-name="ce51" table:number-columns-repeated="248"/>
          <table:table-cell/>
        </table:table-row>
        <table:table-row table:style-name="ro26">
          <table:table-cell table:style-name="ce51"/>
          <table:table-cell table:style-name="ce86" office:value-type="string">
            <text:p>Effective Date</text:p>
          </table:table-cell>
          <table:table-cell table:style-name="ce94" office:value-type="string">
            <text:p>Version</text:p>
          </table:table-cell>
          <table:table-cell table:style-name="ce94" office:value-type="string">
            <text:p>Change description</text:p>
          </table:table-cell>
          <table:table-cell table:style-name="ce94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51" table:number-columns-repeated="248"/>
          <table:table-cell/>
        </table:table-row>
        <table:table-row table:style-name="ro12">
          <table:table-cell table:style-name="ce51"/>
          <table:table-cell table:style-name="ce88" office:value-type="float" office:value="40609">
            <text:p>7-Mar-11</text:p>
          </table:table-cell>
          <table:table-cell table:style-name="ce95" office:value-type="string">
            <text:p>1.0</text:p>
          </table:table-cell>
          <table:table-cell table:style-name="ce99" office:value-type="string">
            <text:p>Create user stories for Mobile</text:p>
          </table:table-cell>
          <table:table-cell table:style-name="ce106" office:value-type="string">
            <text:p>Hoa.Nguyen</text:p>
          </table:table-cell>
          <table:table-cell table:style-name="ce107"/>
          <table:table-cell table:style-name="ce111"/>
          <table:table-cell table:style-name="ce50"/>
          <table:table-cell table:style-name="ce51" table:number-columns-repeated="247"/>
          <table:table-cell/>
        </table:table-row>
        <table:table-row table:style-name="ro12">
          <table:table-cell table:style-name="ce50"/>
          <table:table-cell table:style-name="ce88"/>
          <table:table-cell table:style-name="ce95"/>
          <table:table-cell table:style-name="ce100"/>
          <table:table-cell table:style-name="ce101"/>
          <table:table-cell table:style-name="ce107"/>
          <table:table-cell table:style-name="ce111"/>
          <table:table-cell table:style-name="ce50" table:number-columns-repeated="248"/>
          <table:table-cell/>
        </table:table-row>
        <table:table-row table:style-name="ro12">
          <table:table-cell table:style-name="ce50"/>
          <table:table-cell table:style-name="ce89"/>
          <table:table-cell table:style-name="ce96"/>
          <table:table-cell table:style-name="ce101" table:number-columns-repeated="2"/>
          <table:table-cell table:style-name="ce107"/>
          <table:table-cell table:style-name="ce112"/>
          <table:table-cell table:style-name="ce50" table:number-columns-repeated="248"/>
          <table:table-cell/>
        </table:table-row>
        <table:table-row table:style-name="ro12">
          <table:table-cell table:style-name="ce50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2"/>
          <table:table-cell table:style-name="ce50" table:number-columns-repeated="248"/>
          <table:table-cell/>
        </table:table-row>
        <table:table-row table:style-name="ro12">
          <table:table-cell table:style-name="ce50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3"/>
          <table:table-cell table:style-name="ce50" table:number-columns-repeated="248"/>
          <table:table-cell/>
        </table:table-row>
        <table:table-row table:style-name="ro12">
          <table:table-cell table:style-name="ce50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50" table:number-columns-repeated="248"/>
          <table:table-cell/>
        </table:table-row>
        <table:table-row table:style-name="ro13">
          <table:table-cell table:style-name="ce50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50" table:number-columns-repeated="248"/>
          <table:table-cell/>
        </table:table-row>
        <table:table-row table:style-name="ro12">
          <table:table-cell table:style-name="ce50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48"/>
          <table:table-cell table:style-name="ce50" table:number-columns-repeated="247"/>
          <table:table-cell/>
        </table:table-row>
        <table:table-row table:style-name="ro12">
          <table:table-cell table:style-name="ce48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48" table:number-columns-repeated="248"/>
          <table:table-cell/>
        </table:table-row>
        <table:table-row table:style-name="ro12" table:number-rows-repeated="2">
          <table:table-cell table:style-name="ce48"/>
          <table:table-cell table:style-name="ce89"/>
          <table:table-cell table:style-name="ce96"/>
          <table:table-cell table:style-name="ce103"/>
          <table:table-cell table:style-name="ce104" table:number-columns-repeated="2"/>
          <table:table-cell table:style-name="ce112"/>
          <table:table-cell table:style-name="ce48" table:number-columns-repeated="248"/>
          <table:table-cell/>
        </table:table-row>
        <table:table-row table:style-name="ro12">
          <table:table-cell table:style-name="ce48"/>
          <table:table-cell table:style-name="ce90"/>
          <table:table-cell table:style-name="ce97"/>
          <table:table-cell table:style-name="ce105"/>
          <table:table-cell table:style-name="ce108" table:number-columns-repeated="2"/>
          <table:table-cell table:style-name="ce114"/>
          <table:table-cell table:style-name="ce48" table:number-columns-repeated="248"/>
          <table:table-cell/>
        </table:table-row>
        <table:table-row table:style-name="ro12">
          <table:table-cell table:style-name="ce48" table:number-columns-repeated="255"/>
          <table:table-cell/>
        </table:table-row>
        <table:table-row table:style-name="ro12">
          <table:table-cell table:style-name="ce48"/>
          <table:table-cell table:number-columns-repeated="7"/>
          <table:table-cell table:style-name="ce48" table:number-columns-repeated="247"/>
          <table:table-cell/>
        </table:table-row>
        <table:table-row table:style-name="ro12" table:number-rows-repeated="3">
          <table:table-cell table:style-name="ce48" table:number-columns-repeated="255"/>
          <table:table-cell/>
        </table:table-row>
        <table:table-row table:style-name="ro12" table:number-rows-repeated="9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12" table:number-rows-repeated="10">
          <table:table-cell table:style-name="ce48" table:number-columns-repeated="255"/>
          <table:table-cell/>
        </table:table-row>
        <table:table-row table:style-name="ro12" table:number-rows-repeated="1048525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Check_List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8" table:number-columns-repeated="253" table:default-cell-style-name="Default"/>
        <table:table-row table:style-name="ro14">
          <table:table-cell table:style-name="ce55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Mobile </text:span><text:span text:style-name="T3">2.0</text:span></text:p>
          </table:table-cell>
          <table:covered-table-cell table:style-name="ce59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5">
          <table:table-cell table:style-name="ce56" office:value-type="string">
            <text:p>Id</text:p>
          </table:table-cell>
          <table:table-cell table:style-name="ce59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2">
          <table:table-cell table:style-name="ce41" office:value-type="string">
            <text:p>USR_MOB_IPO_01</text:p>
          </table:table-cell>
          <table:table-cell table:style-name="ce41" office:value-type="string">
            <text:p>Show gadget List on Mobile device</text:p>
          </table:table-cell>
          <table:table-cell table:style-name="ce82" office:value-type="string">
            <text:p>High</text:p>
          </table:table-cell>
          <table:table-cell table:style-name="ce83"/>
          <table:table-cell table:style-name="ce32" table:number-columns-repeated="251"/>
        </table:table-row>
        <table:table-row table:style-name="ro12">
          <table:table-cell table:style-name="ce41" office:value-type="string">
            <text:p>USR_MOB_IPO_02</text:p>
          </table:table-cell>
          <table:table-cell table:style-name="ce41" office:value-type="string">
            <text:p>View Gadgets of [Gadget Registry] Dashboard</text:p>
          </table:table-cell>
          <table:table-cell table:style-name="ce82" office:value-type="string">
            <text:p>High</text:p>
          </table:table-cell>
          <table:table-cell table:style-name="ce83"/>
          <table:table-cell table:style-name="ce32" table:number-columns-repeated="251"/>
        </table:table-row>
        <table:table-row table:style-name="ro12">
          <table:table-cell table:style-name="ce41" office:value-type="string">
            <text:p>USR_MOB_IPO_03</text:p>
          </table:table-cell>
          <table:table-cell table:style-name="ce41" office:value-type="string">
            <text:p>View Gadgets of Developer Dashboard</text:p>
          </table:table-cell>
          <table:table-cell table:style-name="ce82" office:value-type="string">
            <text:p>High</text:p>
          </table:table-cell>
          <table:table-cell table:style-name="ce83"/>
          <table:table-cell table:style-name="ce32" table:number-columns-repeated="251"/>
        </table:table-row>
        <table:table-row table:style-name="ro12">
          <table:table-cell table:style-name="ce41" office:value-type="string">
            <text:p>USR_MOB_IPO_04</text:p>
          </table:table-cell>
          <table:table-cell table:style-name="ce41" office:value-type="string">
            <text:p>View Gadgets of Marketing Dashboard</text:p>
          </table:table-cell>
          <table:table-cell table:style-name="ce82" office:value-type="string">
            <text:p>High</text:p>
          </table:table-cell>
          <table:table-cell table:style-name="ce83"/>
          <table:table-cell table:style-name="ce32" table:number-columns-repeated="251"/>
        </table:table-row>
        <table:table-row table:style-name="ro1">
          <table:table-cell table:style-name="ce57"/>
          <table:table-cell table:style-name="ce60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7"/>
          <table:table-cell table:style-name="ce61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7"/>
          <table:table-cell table:style-name="ce62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5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3" table:number-rows-repeated="2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7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7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5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1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8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9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0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1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4">
          <table:table-cell table:style-name="ce58"/>
          <table:table-cell table:style-name="ce70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2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3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4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5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6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7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22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5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3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5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8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5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5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3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2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8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2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83"/>
          <table:table-cell table:style-name="ce32" table:number-columns-repeated="251"/>
        </table:table-row>
        <table:table-row table:style-name="ro17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83"/>
          <table:table-cell table:style-name="ce32" table:number-columns-repeated="251"/>
        </table:table-row>
        <table:table-row table:style-name="ro7" table:number-rows-repeated="2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7">
          <table:table-cell table:style-name="ce58"/>
          <table:table-cell table:style-name="ce75"/>
          <table:table-cell table:style-name="ce82"/>
          <table:table-cell table:style-name="ce83"/>
          <table:table-cell table:style-name="ce32" table:number-columns-repeated="251"/>
        </table:table-row>
        <table:table-row table:style-name="ro7">
          <table:table-cell table:style-name="ce58"/>
          <table:table-cell table:style-name="ce76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80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MOB_User_Stories" table:style-name="ta1" table:print="false"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4" table:default-cell-style-name="Default"/>
        <table:table-column table:style-name="co27" table:default-cell-style-name="Default"/>
        <table:table-column table:style-name="co8" table:number-columns-repeated="1011" table:default-cell-style-name="Default"/>
        <table:table-row table:style-name="ro12">
          <table:table-cell table:style-name="ce115"/>
          <table:table-cell table:style-name="ce134" office:value-type="string">
            <text:p>TEST CASES</text:p>
          </table:table-cell>
          <table:table-cell table:style-name="ce134"/>
          <table:table-cell table:style-name="ce135" table:number-columns-repeated="2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Passed</text:p>
          </table:table-cell>
          <table:table-cell table:style-name="ce165" table:formula="of:=COUNTIF([.K$18:.K$1047];[.$K1])" office:value-type="float" office:value="0">
            <text:p>0</text:p>
          </table:table-cell>
          <table:table-cell table:style-name="ce165" table:formula="of:=COUNTIF([.L$18:.L$1047];[.$K1])" office:value-type="float" office:value="0">
            <text:p>0</text:p>
          </table:table-cell>
          <table:table-cell table:style-name="ce165" table:formula="of:=COUNTIF([.M$18:.M$1047];[.$K1])" office:value-type="float" office:value="0">
            <text:p>0</text:p>
          </table:table-cell>
          <table:table-cell table:style-name="ce165" table:formula="of:=COUNTIF([.N$18:.N$1047];[.$K1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5"/>
          <table:table-cell table:style-name="ce135" table:number-columns-repeated="4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Failed</text:p>
          </table:table-cell>
          <table:table-cell table:style-name="ce165" table:formula="of:=COUNTIF([.K$18:.K$1047];[.$K2])" office:value-type="float" office:value="0">
            <text:p>0</text:p>
          </table:table-cell>
          <table:table-cell table:style-name="ce165" table:formula="of:=COUNTIF([.L$18:.L$1047];[.$K2])" office:value-type="float" office:value="0">
            <text:p>0</text:p>
          </table:table-cell>
          <table:table-cell table:style-name="ce165" table:formula="of:=COUNTIF([.M$18:.M$1047];[.$K2])" office:value-type="float" office:value="0">
            <text:p>0</text:p>
          </table:table-cell>
          <table:table-cell table:style-name="ce165" table:formula="of:=COUNTIF([.N$18:.N$1047];[.$K2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5"/>
          <table:table-cell table:style-name="ce136" office:value-type="string">
            <text:p>Functions List<text:span text:style-name="T5">:</text:span></text:p>
          </table:table-cell>
          <table:table-cell table:style-name="ce140" table:number-columns-spanned="3" table:number-rows-spanned="1"/>
          <table:covered-table-cell table:style-name="ce144"/>
          <table:covered-table-cell table:style-name="ce141"/>
          <table:table-cell table:style-name="ce115"/>
          <table:table-cell table:style-name="ce145"/>
          <table:table-cell table:style-name="ce153"/>
          <table:table-cell table:style-name="ce157"/>
          <table:table-cell/>
          <table:table-cell table:style-name="ce165" office:value-type="string">
            <text:p>Blocked</text:p>
          </table:table-cell>
          <table:table-cell table:style-name="ce165" table:formula="of:=COUNTIF([.K$18:.K$1047];[.$K3])" office:value-type="float" office:value="0">
            <text:p>0</text:p>
          </table:table-cell>
          <table:table-cell table:style-name="ce165" table:formula="of:=COUNTIF([.L$18:.L$1047];[.$K3])" office:value-type="float" office:value="0">
            <text:p>0</text:p>
          </table:table-cell>
          <table:table-cell table:style-name="ce165" table:formula="of:=COUNTIF([.M$18:.M$1047];[.$K3])" office:value-type="float" office:value="0">
            <text:p>0</text:p>
          </table:table-cell>
          <table:table-cell table:style-name="ce165" table:formula="of:=COUNTIF([.N$18:.N$1047];[.$K3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5"/>
          <table:table-cell table:style-name="ce136" office:value-type="string">
            <text:p>Total Main Cases:</text:p>
          </table:table-cell>
          <table:table-cell table:style-name="ce141" table:formula="of:=MAX([.A$7:.A1033])" office:value-type="float" office:value="4" table:number-columns-spanned="3" table:number-rows-spanned="1">
            <text:p>4</text:p>
          </table:table-cell>
          <table:covered-table-cell table:style-name="ce145"/>
          <table:covered-table-cell table:style-name="ce145"/>
          <table:table-cell table:style-name="ce115"/>
          <table:table-cell table:style-name="ce145"/>
          <table:table-cell table:style-name="ce153"/>
          <table:table-cell table:style-name="ce158"/>
          <table:table-cell/>
          <table:table-cell table:style-name="ce166" office:value-type="string">
            <text:p>Untested</text:p>
          </table:table-cell>
          <table:table-cell table:style-name="ce165" table:formula="of:=COUNTIF([.K$18:.K$1047];[.$K4])" office:value-type="float" office:value="0">
            <text:p>0</text:p>
          </table:table-cell>
          <table:table-cell table:style-name="ce165" table:formula="of:=COUNTIF([.L$18:.L$1047];[.$K4])" office:value-type="float" office:value="0">
            <text:p>0</text:p>
          </table:table-cell>
          <table:table-cell table:style-name="ce165" table:formula="of:=COUNTIF([.M$18:.M$1047];[.$K4])" office:value-type="float" office:value="0">
            <text:p>0</text:p>
          </table:table-cell>
          <table:table-cell table:style-name="ce165" table:formula="of:=COUNTIF([.N$18:.N$1047];[.$K4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6"/>
          <table:table-cell table:style-name="ce137"/>
          <table:table-cell table:style-name="ce116" table:number-columns-repeated="7"/>
          <table:table-cell/>
          <table:table-cell office:value-type="string">
            <text:p>N/A</text:p>
          </table:table-cell>
          <table:table-cell table:style-name="ce165" table:formula="of:=COUNTIF([.K$18:.K$1047];[.$K5])" office:value-type="float" office:value="0">
            <text:p>0</text:p>
          </table:table-cell>
          <table:table-cell table:style-name="ce165" table:formula="of:=COUNTIF([.L$18:.L$1047];[.$K5])" office:value-type="float" office:value="0">
            <text:p>0</text:p>
          </table:table-cell>
          <table:table-cell table:style-name="ce165" table:formula="of:=COUNTIF([.M$18:.M$1047];[.$K5])" office:value-type="float" office:value="0">
            <text:p>0</text:p>
          </table:table-cell>
          <table:table-cell table:style-name="ce165" table:formula="of:=COUNTIF([.N$18:.N$1047];[.$K5])" office:value-type="float" office:value="0">
            <text:p>0</text:p>
          </table:table-cell>
          <table:table-cell table:style-name="ce116" table:number-columns-repeated="232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7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47" office:value-type="string">
            <text:p>Bug ID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table:number-columns-repeated="9"/>
          <table:table-cell table:style-name="ce170" table:number-columns-repeated="211"/>
          <table:table-cell table:style-name="ce145" table:number-columns-repeated="17"/>
          <table:table-cell table:style-name="ce115" table:number-columns-repeated="9"/>
          <table:table-cell table:number-columns-repeated="768"/>
        </table:table-row>
        <table:table-row table:style-name="ro27">
          <table:table-cell table:style-name="ce118" office:value-type="float" office:value="1">
            <text:p>001</text:p>
          </table:table-cell>
          <table:table-cell table:style-name="ce41" office:value-type="string">
            <text:p>USR_MOB_IPO_01</text:p>
          </table:table-cell>
          <table:table-cell table:style-name="ce142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139" office:value-type="string">
            <text:p>Show gadget List on Mobile device</text:p>
          </table:table-cell>
          <table:table-cell table:style-name="ce148" office:value-type="string">
            <text:p>Step 1: Add gadgets from PC</text:p>
          </table:table-cell>
          <table:table-cell table:style-name="ce148" office:value-type="string">
            <text:p>- Login as demo from PC</text:p>
            <text:p>- Go to Dashboard page</text:p>
            <text:p>- Click on [Add Gadget] link </text:p>
            <text:p>- Drag and drop some gadgets to dashboard tab</text:p>
          </table:table-cell>
          <table:table-cell table:style-name="ce148" office:value-type="string">
            <text:p>Gadgets is displayed in Dashboard tab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8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MOB_IPO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41" office:value-type="string">
            <text:p>Show gadget List on Mobile device</text:p>
          </table:table-cell>
          <table:table-cell table:style-name="ce148" office:value-type="string">
            <text:p>Step 2: Show gadgets from Mobile device</text:p>
          </table:table-cell>
          <table:table-cell table:style-name="ce148" office:value-type="string">
            <text:p>- Login as demo from Mobile device</text:p>
            <text:p>- Access to Dashboard application</text:p>
            <text:p>- Open/Select each Dashboard tab</text:p>
          </table:table-cell>
          <table:table-cell table:style-name="ce148" office:value-type="string">
            <text:p>Added gadget in Dashboard tab is visible 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9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1" office:value-type="string">
            <text:p>USR_MOB_IPO_02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60" office:value-type="string">
            <text:p>View Gadgets of [Gadget Registry] Dashboard</text:p>
          </table:table-cell>
          <table:table-cell table:style-name="ce148" office:value-type="string">
            <text:p>Step 1: Add [Gadget Registry] Dashboard from PC</text:p>
          </table:table-cell>
          <table:table-cell table:style-name="ce151" office:value-type="string">
            <text:p><text:span text:style-name="T6">- Login as demo from PC</text:span></text:p>
            <text:p><text:span text:style-name="T6">- Go to Dashboard page</text:span></text:p>
            <text:p><text:span text:style-name="T6">- Add Dashboard tab with name is [Gadget Registry]</text:span></text:p>
          </table:table-cell>
          <table:table-cell table:style-name="ce148" office:value-type="string">
            <text:p>Dashboard [Gadget Registry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2: Add gadget [CNN] </text:p>
          </table:table-cell>
          <table:table-cell table:style-name="ce148" office:value-type="string">
            <text:p>- In [Gadget Registry] Dashboard: Click on [Add Gadget] link</text:p>
            <text:p>- Input URL: <text:a xlink:href="http://www.gstatic.com/ig/modules/third_party/cnn/cnn.xml">http://www.gstatic.com/ig/modules/third_party/cnn/cnn.xml</text:a> and click on [Add gadget] icon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3: Add gadget [Google News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tabnews.xml">http://www.google.com/ig/modules/tabnews.xml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4: Add gadget [ESPN.com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sports.espn.go.com/espn/rss/news">http://sports.espn.go.com/espn/rss/news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5: Add gadget [Google map search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uds/modules/elements/localsearch/localsearch.xml">http://www.google.com/uds/modules/elements/localsearch/localsearch.xml</text:a></text:span></text:p>
            <text:p><text:span text:style-name="T6">And click on [Add Gadget] icon</text:span></text:p>
          </table:table-cell>
          <table:table-cell table:style-name="ce148" office:value-type="string">
            <text:p>[Google map search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4];6;FIND(&quot;:&quot;;[.F14];1)-FIND(&quot; &quot;;[.F14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6: Add gadget [Google Translate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dictionary.xml">http://www.google.com/ig/modules/dictionary.xml</text:a></text:span></text:p>
            <text:p><text:span text:style-name="T6">And click on [Add Gadget] icon</text:span></text:p>
          </table:table-cell>
          <table:table-cell table:style-name="ce148" office:value-type="string">
            <text:p>[Google Translate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7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4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8: View content of gadget in mobile device</text:p>
          </table:table-cell>
          <table:table-cell table:style-name="ce151" office:value-type="string">
            <text:p><text:span text:style-name="T6">- Login as demo from Mobile device</text:span></text:p>
            <text:p><text:span text:style-name="T6">- Access to Dashboard application</text:span></text:p>
            <text:p><text:span text:style-name="T6">- Open [Gadget Registry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1">
          <table:table-cell table:style-name="ce132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1" office:value-type="string">
            <text:p>USR_MOB_IPO_03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60" office:value-type="string">
            <text:p>View Gadgets of Developer Dashboard</text:p>
          </table:table-cell>
          <table:table-cell table:style-name="ce148" office:value-type="string">
            <text:p>Step 1: Add [Developer] Dashboard from PC</text:p>
          </table:table-cell>
          <table:table-cell table:style-name="ce151" office:value-type="string">
            <text:p><text:span text:style-name="T6">- Login as John from PC</text:span></text:p>
            <text:p><text:span text:style-name="T6">- Go to Dashboard page</text:span></text:p>
            <text:p><text:span text:style-name="T6">- Add Dashboard tab with name is [Developer]</text:span></text:p>
          </table:table-cell>
          <table:table-cell table:style-name="ce148" office:value-type="string">
            <text:p>Dashboard [Developer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2: Add [Open tasks assigned to me] gadget </text:p>
          </table:table-cell>
          <table:table-cell table:style-name="ce148" office:value-type="string">
            <text:p>- In [Developer] Dashboard : Click on [Add Gadget] link</text:p>
            <text:p>- Input URL:<text:a xlink:href="https://jira.exoplatform.org/rest/gadgets/1.0/g/com.atlassian.jira.gadgets:assigned-to-me-gadget/gadgets/assigned-to-me-gadget.xml">https://jira.exoplatform.org/rest/gadgets/1.0/g/com.atlassian.jira.gadgets:assigned-to-me-gadget/gadgets/assigned-to-me-gadget.xml</text:a> and click on [Add gadget] icon</text:p>
          </table:table-cell>
          <table:table-cell table:style-name="ce148" office:value-type="string">
            <text:p>[Open tasks assigned to me]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3: Add [Project Roadmap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jira.gadgets:road-map-gadget/gadgets/roadmap-gadget.xml">https://jira.exoplatform.org/rest/gadgets/1.0/g/com.atlassian.jira.gadgets:road-map-gadget/gadgets/roadmap-gadget.xml</text:a> and click on [Add gadget] icon</text:p>
          </table:table-cell>
          <table:table-cell table:style-name="ce148" office:value-type="string">
            <text:p>[Project Roadmap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4: Add [Project Statistics] gadget </text:p>
          </table:table-cell>
          <table:table-cell table:style-name="ce148" office:value-type="string">
            <text:p>- In [Developer] Dashboard : Click on [Add Gadget] link</text:p>
            <text:p>- Input URL: <text:s/><text:a xlink:href="https://jira.exoplatform.org/rest/gadgets/1.0/g/com.atlassian.jira.gadgets:stats-gadget/gadgets/stats-gadget.xml">https://jira.exoplatform.org/rest/gadgets/1.0/g/com.atlassian.jira.gadgets:stats-gadget/gadgets/stats-gadget.xml</text:a> and click on [Add gadget] icon</text:p>
          </table:table-cell>
          <table:table-cell table:style-name="ce148" office:value-type="string">
            <text:p>[Project Statistic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5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5: Add [Jira Activity Stream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streams.streams-jira-plugin:activitystream-gadget/gadgets/activitystream-gadget.xml">https://jira.exoplatform.org/rest/gadgets/1.0/g/com.atlassian.streams.streams-jira-plugin:activitystream-gadget/gadgets/activitystream-gadget.xml</text:a> and click on [Add gadget] icon</text:p>
          </table:table-cell>
          <table:table-cell table:style-name="ce148" office:value-type="string">
            <text:p>[Jira Activity Stream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6: Add [Build Statu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hudson/hudson.gadget.xml">http://exogadgets.appspot.com/static/hudson/hudson.gadget.xml</text:a> and click on [Add gadget] icon</text:p>
          </table:table-cell>
          <table:table-cell table:style-name="ce148" office:value-type="string">
            <text:p>[Build Statu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7: Add [Sonar-Code Coverage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coverage-test-success.xml">http://exogadgets.appspot.com/static/sonar/gadget-code-coverage-test-success.xml</text:a> and click on [Add gadget] icon</text:p>
          </table:table-cell>
          <table:table-cell table:style-name="ce148" office:value-type="string">
            <text:p>[Sonar-Code Coverage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8: Add [Sonar-Code Overview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overview.xml">http://exogadgets.appspot.com/static/sonar/gadget-code-overview.xml</text:a> <text:s/>and click on [Add gadget] icon</text:p>
          </table:table-cell>
          <table:table-cell table:style-name="ce148" office:value-type="string">
            <text:p>[Sonar-Code Overview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9: Add [Sonar-Comments and Duplication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mments-duplications.xml">http://exogadgets.appspot.com/static/sonar/gadget-comments-duplications.xml</text:a> <text:s/>and click on [Add gadget] icon</text:p>
          </table:table-cell>
          <table:table-cell table:style-name="ce148" office:value-type="string">
            <text:p>[Sonar-Comments and Duplication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0: Add [Sonar-Rule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rules.xml">http://exogadgets.appspot.com/static/sonar/gadget-rules.xml</text:a> <text:s/>and click on [Add gadget] icon</text:p>
          </table:table-cell>
          <table:table-cell table:style-name="ce148" office:value-type="string">
            <text:p>[Sonar-Rule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1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2: View content of gadget in mobile device</text:p>
          </table:table-cell>
          <table:table-cell table:style-name="ce151" office:value-type="string">
            <text:p><text:span text:style-name="T6">- Login as John from Mobile device</text:span></text:p>
            <text:p><text:span text:style-name="T6">- Access to Dashboard application</text:span></text:p>
            <text:p><text:span text:style-name="T6">- Open [Developer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1">
          <table:table-cell table:style-name="ce132" table:formula="of:=IF(VALUE(MID([.F29];6;FIND(&quot;:&quot;;[.F29];1)-FIND(&quot; &quot;;[.F29];1)-1))&gt;VALUE(MID([.F28];6;FIND(&quot;:&quot;;[.F28];1)-FIND(&quot; &quot;;[.F28];1)-1));&quot;&quot;;MAX([.A$7:.A28])+1)" office:value-type="float" office:value="4">
            <text:p>004</text:p>
          </table:table-cell>
          <table:table-cell table:style-name="ce41" office:value-type="string">
            <text:p>USR_MOB_IPO_04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60" office:value-type="string">
            <text:p>View Gadgets of Marketing Dashboard</text:p>
          </table:table-cell>
          <table:table-cell table:style-name="ce148" office:value-type="string">
            <text:p>Step 1: Add [Marketing] Dashboard from PC</text:p>
          </table:table-cell>
          <table:table-cell table:style-name="ce151" office:value-type="string">
            <text:p><text:span text:style-name="T6">- Login as mary from PC</text:span></text:p>
            <text:p><text:span text:style-name="T6">- Go to Dashboard page</text:span></text:p>
            <text:p><text:span text:style-name="T6">- Add Dashboard tab with name is [Marketing]</text:span></text:p>
          </table:table-cell>
          <table:table-cell table:style-name="ce148" office:value-type="string">
            <text:p>Dashboard [Marketing] is added successful without gadget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USR_MOB_IPO_04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2: Add [AdWords] gadget </text:p>
          </table:table-cell>
          <table:table-cell table:style-name="ce148" office:value-type="string">
            <text:p>- In [Marketing] Dashboard : Click on [Add Gadget] link</text:p>
            <text:p>- Input URL: <text:a xlink:href="http://www.youcalc.com/apps/1239973753131/igoogle.xml">http://www.youcalc.com/apps/1239973753131/igoogle.xml</text:a> and click on [Add gadget] icon</text:p>
          </table:table-cell>
          <table:table-cell table:style-name="ce148" office:value-type="string">
            <text:p>[AdWords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USR_MOB_IPO_04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3: Add [Social Media Search] gadget </text:p>
          </table:table-cell>
          <table:table-cell table:style-name="ce148" office:value-type="string">
            <text:p>- In [Marketing] Dashboard : Click on [Add Gadget] link</text:p>
            <text:p>- Input URL: <text:a xlink:href="http://api2.socialmention.com/search?q=exoplatform&amp;t=all&amp;f=rss">http://api2.socialmention.com/search?q=exoplatform&amp;t=all&amp;f=rss</text:a> and click on [Add gadget] icon</text:p>
          </table:table-cell>
          <table:table-cell table:style-name="ce148" office:value-type="string">
            <text:p>[Social Media Search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USR_MOB_IPO_04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4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USR_MOB_IPO_04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5: View content of gadget in mobile device</text:p>
          </table:table-cell>
          <table:table-cell table:style-name="ce151" office:value-type="string">
            <text:p><text:span text:style-name="T6">- Login as Mary from Mobile device</text:span></text:p>
            <text:p><text:span text:style-name="T6">- Access to Dashboard application</text:span></text:p>
            <text:p><text:span text:style-name="T6">- Open [Marketing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18"/>
          <table:table-cell table:style-name="ce139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7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60"/>
          <table:table-cell table:style-name="ce142"/>
          <table:table-cell table:style-name="ce62"/>
          <table:table-cell table:style-name="ce60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6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61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3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61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3"/>
          <table:table-cell table:style-name="ce61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6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/>
          <table:table-cell table:style-name="ce151"/>
          <table:table-cell table:style-name="ce148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60"/>
          <table:table-cell table:style-name="ce142"/>
          <table:table-cell table:style-name="ce62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/>
          <table:table-cell table:style-name="ce152"/>
          <table:table-cell table:style-name="ce155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2"/>
          <table:table-cell table:style-name="ce156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3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8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 table:number-rows-repeated="3">
          <table:table-cell table:style-name="ce115" table:number-columns-repeated="8"/>
          <table:table-cell/>
          <table:table-cell table:style-name="ce115" table:number-columns-repeated="247"/>
          <table:table-cell table:number-columns-repeated="768"/>
        </table:table-row>
        <table:table-row table:style-name="ro12" table:number-rows-repeated="10">
          <table:table-cell table:style-name="ce115" table:number-columns-repeated="256"/>
          <table:table-cell table:number-columns-repeated="768"/>
        </table:table-row>
        <table:table-row table:style-name="ro12" table:number-rows-repeated="104843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ummary_Report" table:style-name="ta1" table:print="false"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5" table:number-rows-spanned="2">
            <text:p>User Stories</text:p>
          </table:table-cell>
          <table:covered-table-cell table:style-name="ce119"/>
          <table:covered-table-cell table:style-name="ce123"/>
          <table:covered-table-cell table:style-name="ce123"/>
          <table:covered-table-cell table:style-name="ce123"/>
          <table:table-cell table:style-name="ce124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19"/>
          <table:covered-table-cell table:style-name="ce123"/>
          <table:covered-table-cell table:style-name="ce123"/>
          <table:covered-table-cell table:style-name="ce123"/>
          <table:covered-table-cell table:style-name="ce124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0" office:value-type="string">
            <text:p>Porlet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2">
          <table:table-cell table:style-name="ce41" office:value-type="string">
            <text:p>USR_MOB_IPO_01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s List</text:p>
          </table:table-cell>
          <table:table-cell table:style-name="ce41" office:value-type="string">
            <text:p>Show gadget List on Mobile device</text:p>
          </table:table-cell>
          <table:table-cell/>
          <table:table-cell table:style-name="ce128" table:formula="of:=SUMPRODUCT(([MOB_User_Stories.B$5:MOB_User_Stories.B$1018]=[.$A4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1">
          <table:table-cell table:style-name="ce41" office:value-type="string">
            <text:p>USR_MOB_IPO_02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 Registry</text:p>
          </table:table-cell>
          <table:table-cell table:style-name="ce41" office:value-type="string">
            <text:p>View Gadgets of [Gadget Registry] Dashboard</text:p>
          </table:table-cell>
          <table:table-cell/>
          <table:table-cell table:style-name="ce128" table:formula="of:=SUMPRODUCT(([MOB_User_Stories.B$5:MOB_User_Stories.B$1018]=[.$A5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2">
          <table:table-cell table:style-name="ce41" office:value-type="string">
            <text:p>USR_MOB_IPO_03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Developer Dashboard</text:p>
          </table:table-cell>
          <table:table-cell table:style-name="ce41" office:value-type="string">
            <text:p>View Gadgets of Developer Dashboard</text:p>
          </table:table-cell>
          <table:table-cell/>
          <table:table-cell table:style-name="ce128" table:formula="of:=SUMPRODUCT(([MOB_User_Stories.B$5:MOB_User_Stories.B$1018]=[.$A6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2">
          <table:table-cell table:style-name="ce41" office:value-type="string">
            <text:p>USR_MOB_IPO_04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Marketing Dashboard</text:p>
          </table:table-cell>
          <table:table-cell table:style-name="ce41" office:value-type="string">
            <text:p>View Gadgets of Marketing Dashboard</text:p>
          </table:table-cell>
          <table:table-cell/>
          <table:table-cell table:style-name="ce128" table:formula="of:=SUMPRODUCT(([MOB_User_Stories.B$5:MOB_User_Stories.B$1018]=[.$A7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5" table:number-rows-spanned="1">
            <text:p>TOTAL</text:p>
          </table:table-cell>
          <table:covered-table-cell table:style-name="ce121"/>
          <table:covered-table-cell table:style-name="ce125"/>
          <table:covered-table-cell table:style-name="ce126"/>
          <table:covered-table-cell table:style-name="ce126"/>
          <table:table-cell table:style-name="ce129" table:formula="of:=SUM([.F4:.F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MOB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MOB_User_Stories.$G$13" table:expression="$#REF!.$A$13:$G$70"/>
        <table:named-expression table:name="Cont_12" table:base-cell-address="$MOB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MOB_User_Stories.$B$120" table:expression="$#REF!.$A$113:$G$193"/>
        <table:named-expression table:name="Cont_15" table:base-cell-address="$MOB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MOB_User_Stories.$G$188" table:expression="$#REF!.$A$418:$G$427"/>
        <table:named-expression table:name="Cont_18" table:base-cell-address="$MOB_User_Stories.$G$189" table:expression="$#REF!.$A$428:$G$481"/>
        <table:named-expression table:name="Cont_19" table:base-cell-address="$MOB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MOB_User_Stories.$G$273" table:expression="$#REF!.$A$543:$G$559"/>
        <table:named-expression table:name="Cont_22" table:base-cell-address="$MOB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15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6-13T15:05:44</dc:date>
    <meta:print-date>2008-06-17T00:45:47</meta:print-date>
    <dc:language>en-US</dc:language>
    <meta:editing-cycles>800</meta:editing-cycles>
    <meta:editing-duration>PT340H39M04S</meta:editing-duration>
    <dc:creator>exoplatform </dc:creator>
    <meta:document-statistic meta:table-count="4" meta:cell-count="348" meta:object-count="1"/>
    <meta:user-defined meta:name="Info 1"/>
    <meta:user-defined meta:name="Info 2"/>
    <meta:user-defined meta:name="Info 3"/>
    <meta:user-defined meta:name="Info 4"/>
  </office:meta>
</office:document-meta>
</file>